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LocationCondition.escapeLocation( String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undleLocationCondition.getCondition( final Bundle bundle , Condition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undleLocationCondition.BundleLocation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undleLocationCondition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